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Map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ap.Proxy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ap.equals( Object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ap.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ap.entr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ap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ap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ap.containsKey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ap.ke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ap.get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ap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ap.remove( Object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ap.contains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ap.put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Map.putAll( Map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